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loud Cover recorded at Armagh Observatory</text:p>
      <text:p text:style-name="P1"/>
      <text:p text:style-name="P2">Cloud cover estimates from Armagh Observatory have been recorded since 1884, initially in tenths of the sky and later in octas. The original (raw) data files were compiled by Brenda Morrow who was supported by the Heritage Lottery Fund and the Irish Soldiers and Sailors Land Trust. Those data that were originally recorded in tenths were converted to octas by Anna Garcia Suarez who also computed <text:s/>monthly totals and the mean daily cloud cover.</text:p>
      <text:p text:style-name="P2"/>
      <text:p text:style-name="P2">Enric Palle and C.J. Butler published a comparison of the Armagh cloud cover data with the hours of bright sunshine from a Campbell-Stokes Sunshine Recorder. In general, they found a good correspondence between the hours of bright sunshine and cloud cover estimates with the former less influenced by observer bias.</text:p>
      <text:p text:style-name="P2"/>
      <text:p text:style-name="P2">Files:</text:p>
      <text:p text:style-name="P2"/>
      <text:p text:style-name="P2">/cloud/daily/raw/1884_1890a <text:s/>Morning estimates in tenths</text:p>
      <text:p text:style-name="P2">/cloud/daily/raw/1884_1890p <text:s/>Evening estimates in tenths</text:p>
      <text:p text:style-name="P2"/>
      <text:p text:style-name="P2">/cloud/daily/corrected/cloud_daily_1884_1889_am <text:s text:c="2"/>morning cloud cover in octas</text:p>
      <text:p text:style-name="P2">/cloud/daily/corrected/cloud_daily_1884_1889_pm <text:s text:c="2"/>evening cloud cover in octas</text:p>
      <text:p text:style-name="P2"/>
      <text:p text:style-name="P2">/cloud/monthly/cloud_mean_1884_1965_pm <text:s text:c="2"/>mean monthly cloud cover in evening</text:p>
      <text:p text:style-name="P2">/cloud/monthly/cloud_total_1884_2001_am <text:s text:c="4"/>total monthly cloud cover in morning</text:p>
      <text:p text:style-name="P2">plus similar</text:p>
      <text:p text:style-name="P2"/>
      <text:p text:style-name="P2">/cloud/seas-ann/cloud_seasonalmean_1884_1965_pm <text:s/>Seasonal mean cloud cover</text:p>
      <text:p text:style-name="P2"/>
      <text:p text:style-name="P2">References:</text:p>
      <text:p text:style-name="P2"/>
      <text:p text:style-name="P2">Palle, E. and Butler, C.J. (2002) A Comparison of Sunshine Records and Synoptic Cloud Cover – A Case Study for Ireland, Physics and Chemistry of the Earth 27, 405-414</text:p>
      <text:p text:style-name="P2"/>
      <text:p text:style-name="P2">ARM/MET/001105</text:p>
      <text:p text:style-name="P2">Files from: AO-PC-Jan17/alpha/met/cld/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1-25T14:35:01.45</meta:creation-date>
    <dc:date>2022-02-07T11:58:53.26</dc:date>
    <dc:creator>Christopher Butler</dc:creator>
    <meta:editing-duration>PT18M50S</meta:editing-duration>
    <meta:editing-cycles>2</meta:editing-cycles>
    <meta:generator>OpenOffice/4.1.3$Win32 OpenOffice.org_project/413m1$Build-9783</meta:generator>
    <meta:document-statistic meta:table-count="0" meta:image-count="0" meta:object-count="0" meta:page-count="1" meta:paragraph-count="16" meta:word-count="208" meta:character-count="1552"/>
  </office:meta>
</office:document-meta>
</file>